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2_20_Dots_20_3_20_Dashes" draw:textarea-horizontal-align="justify" draw:textarea-vertical-align="middle" draw:auto-grow-height="fals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svg:stroke-color="#800000"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2cm" fo:min-width="0.02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.52cm" svg:height="3.52cm" svg:x="8.74cm" svg:y="8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66cm" svg:height="1.466cm" svg:x="9.767cm" svg:y="9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cm" svg:y1="10.5cm" svg:x2="16cm" svg:y2="10.5cm">
          <text:p/>
        </draw:line>
        <draw:line draw:style-name="gr3" draw:text-style-name="P1" draw:layer="layout" svg:x1="10.5cm" svg:y1="5cm" svg:x2="10.5cm" svg:y2="16cm">
          <text:p/>
        </draw:line>
        <draw:rect draw:style-name="gr4" draw:text-style-name="P1" draw:layer="layout" svg:width="7.334cm" svg:height="7.334cm" svg:x="6.833cm" svg:y="6.833cm">
          <text:p/>
        </draw:rect>
        <draw:line draw:style-name="gr5" draw:text-style-name="P1" draw:layer="layout" svg:x1="6.833cm" svg:y1="14.166cm" svg:x2="14.166cm" svg:y2="6.833cm">
          <text:p/>
        </draw:line>
        <draw:line draw:style-name="gr5" draw:text-style-name="P1" draw:layer="layout" svg:x1="6.833cm" svg:y1="6.833cm" svg:x2="14.166cm" svg:y2="14.166cm">
          <text:p/>
        </draw:line>
        <draw:frame draw:style-name="gr6" draw:text-style-name="P2" draw:layer="layout" svg:width="1.613cm" svg:height="0.725cm" svg:x="8.767cm" svg:y="9.777cm">
          <draw:text-box>
            <text:p text:style-name="P2"><text:span text:style-name="T1">45º</text:span></text:p>
          </draw:text-box>
        </draw:frame>
        <draw:frame draw:style-name="gr7" draw:text-style-name="P2" draw:layer="layout" svg:width="0.709cm" svg:height="0.725cm" svg:x="15.113cm" svg:y="10.5cm">
          <draw:text-box>
            <text:p><text:span text:style-name="T1">x</text:span></text:p>
          </draw:text-box>
        </draw:frame>
        <draw:frame draw:style-name="gr7" draw:text-style-name="P2" draw:layer="layout" svg:width="0.709cm" svg:height="0.725cm" svg:x="9.88cm" svg:y="5.468cm">
          <draw:text-box>
            <text:p><text:span text:style-name="T1">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nuel Navarro Pérez</meta:initial-creator>
    <meta:creation-date>2014-01-22T16:30:57.27</meta:creation-date>
    <dc:date>2014-01-22T17:22:55.76</dc:date>
    <dc:creator>Manuel Navarro Pérez</dc:creator>
    <meta:editing-duration>PT5M32S</meta:editing-duration>
    <meta:editing-cycles>1</meta:editing-cycles>
    <meta:document-statistic meta:object-count="10"/>
    <meta:generator>OpenOffice.org/3.3$Win32 OpenOffice.org_project/330m20$Build-9567</meta:generator>
  </office:meta>
</office:document-meta>
</file>